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02in"/>
    </style:style>
    <style:style style:name="co2" style:family="table-column">
      <style:table-column-properties fo:break-before="auto" style:column-width="9.061in"/>
    </style:style>
    <style:style style:name="co3" style:family="table-column">
      <style:table-column-properties fo:break-before="auto" style:column-width="2.789in"/>
    </style:style>
    <style:style style:name="co4" style:family="table-column">
      <style:table-column-properties fo:break-before="auto" style:column-width="0.6693in"/>
    </style:style>
    <style:style style:name="co5" style:family="table-column">
      <style:table-column-properties fo:break-before="auto" style:column-width="1.5874in"/>
    </style:style>
    <style:style style:name="ro1" style:family="table-row">
      <style:table-row-properties style:row-height="0.1917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2.1972in" fo:break-before="auto" style:use-optimal-row-height="true"/>
    </style:style>
    <style:style style:name="ro4" style:family="table-row">
      <style:table-row-properties style:row-height="1.388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383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4043in" fo:break-before="auto" style:use-optimal-row-height="false"/>
    </style:style>
    <style:style style:name="ro9" style:family="table-row">
      <style:table-row-properties style:row-height="0.3311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0.2173in" fo:break-before="auto" style:use-optimal-row-height="false"/>
    </style:style>
    <style:style style:name="ro12" style:family="table-row">
      <style:table-row-properties style:row-height="0.5283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2"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8" style:family="table-cell" style:parent-style-name="Default"/>
    <style:style style:name="ce4" style:family="table-cell" style:parent-style-name="Default"/>
    <style:style style:name="ce6" style:family="table-cell" style:parent-style-name="Default" style:data-style-name="N127">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Sheet2.$A$1:.$A$1048576])" table:allow-empty-cell="true" table:display-list="unsorted" table:base-cell-address="Sheet2.C1">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
        <table:table-column table:style-name="co4" table:default-cell-style-name="ce4"/>
        <table:table-column table:style-name="co5" table:default-cell-style-name="Default"/>
        <table:table-column table:style-name="co4" table:number-columns-repeated="59" table:default-cell-style-name="Default"/>
        <table:table-row table:style-name="ro1">
          <table:table-cell office:value-type="string" calcext:value-type="string">
            <text:p>Feature</text:p>
          </table:table-cell>
          <table:table-cell office:value-type="string" calcext:value-type="string">
            <text:p>Description</text:p>
          </table:table-cell>
          <table:table-cell table:style-name="ce5" table:content-validation-name="val1" office:value-type="string" calcext:value-type="string">
            <text:p>Status</text:p>
          </table:table-cell>
          <table:table-cell table:style-name="ce8" office:value-type="string" calcext:value-type="string">
            <text:p>Priority</text:p>
          </table:table-cell>
          <table:table-cell table:style-name="ce8" office:value-type="string" calcext:value-type="string">
            <text:p>Last Updated</text:p>
          </table:table-cell>
          <table:table-cell table:number-columns-repeated="59"/>
        </table:table-row>
        <table:table-row table:style-name="ro2">
          <table:table-cell office:value-type="string" calcext:value-type="string">
            <text:p>Save/Load System</text:p>
          </table:table-cell>
          <table:table-cell table:style-name="ce1" office:value-type="string" calcext:value-type="string">
            <text:p>Self explanatory. Idea: Use JSON to offload all entities in the game to a file and any other state held by the Coordinator.</text:p>
            <text:p/>
            <text:p>In Progress: using nlohmann json library for json. </text:p>
            <text:p>Plan: Have a "saveable" component which marks entities as saveable. Have SaveSystem which responds to SaveEvent -&gt;</text:p>
            <text:p>Go through all saveable entities, call Coordinator getAllData, and dump to JSON file.</text:p>
          </table:table-cell>
          <table:table-cell table:content-validation-name="val1" office:value-type="string" calcext:value-type="string">
            <text:p>In Work</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3">
          <table:table-cell office:value-type="string" calcext:value-type="string">
            <text:p>Event System</text:p>
          </table:table-cell>
          <table:table-cell table:style-name="ce1" office:value-type="string" calcext:value-type="string">
            <text:p>Create a Component called "Event" that has vector of Component,Entity,System.</text:p>
            <text:p/>
            <text:p>The idea being that any behavior in the game can be accomplished with a series of system,</text:p>
            <text:p>entities, and components. Each existing system can have logic to make sense of what is in those vectors.</text:p>
            <text:p/>
            <text:p>TODO: How does a system know when an event is meant for it? System could add specific Component (Event) types to its signature.</text:p>
            <text:p/>
            <text:p>When to delete the event from entity list? IDEA: Every system that uses the event throws its SystemID into a vector on the component (and checks whether the systemid is *already* there before using the event) so it does not "use" the event twice. Have an EventManager that deletes all events the second time it sees them.</text:p>
            <text:p/>
            <text:p>This way an event can be generated by any system, "wrap around" the game loop and hit every running system, and then get deleted without any system getting "hit" by the event twice.</text:p>
            <text:p/>
          </table:table-cell>
          <table:table-cell table:content-validation-name="val1" office:value-type="string" calcext:value-type="string">
            <text:p>Working</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4">
          <table:table-cell office:value-type="string" calcext:value-type="string">
            <text:p>Switching State</text:p>
          </table:table-cell>
          <table:table-cell table:style-name="ce1" office:value-type="string" calcext:value-type="string">
            <text:p>Should different states use different coordinators? Or should entities simply be added/removed from the coordinator and systems deactivated?</text:p>
            <text:p>Should the texture manager be moved from Coordinator -&gt; Some new state manager?</text:p>
            <text:p>Probably want textures not in use to be removed from memory ... but maybe not. I don't use many textures (yet).</text:p>
            <text:p>How to tell when textures won't be needed for a long time?</text:p>
            <text:p/>
            <text:p>Extract events + their data from the coordinator and store somewhere else between states.</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putHandlingSystem</text:p>
          </table:table-cell>
          <table:table-cell office:value-type="string" calcext:value-type="string">
            <text:p>Do a while(SDL Event) and pass it all to a new entity. Entity should be an "event"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5">
          <table:table-cell office:value-type="string" calcext:value-type="string">
            <text:p>Sprite Batching</text:p>
          </table:table-cell>
          <table:table-cell table:style-name="ce1" office:value-type="string" calcext:value-type="string">
            <text:p>Look into this for drawing the overworld. Maybe have a "batchID" on Renderable components indicating it is part of a set.</text:p>
            <text:p>Rendering system will not render *any* Renderable unless it has gathered all of its set together to do all at once.</text:p>
            <text:p>Set BatchID to -1 if it is a standalone.</text:p>
            <text:p>Pretty sure every Renderable should be rendered each frame even if it isn't stale.</text:p>
          </table:table-cell>
          <table:table-cell table:content-validation-name="val1" office:value-type="string" calcext:value-type="string">
            <text:p>Todo</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Camera Tracking</text:p>
          </table:table-cell>
          <table:table-cell office:value-type="string" calcext:value-type="string">
            <text:p>Rectangle determines what is drawn to screen and can be assigned to "track" any entity with a renderable component</text:p>
          </table:table-cell>
          <table:table-cell table:content-validation-name="val1" office:value-type="string" calcext:value-type="string">
            <text:p>Verification</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Pathfinding</text:p>
          </table:table-cell>
          <table:table-cell table:style-name="ce1" office:value-type="string" calcext:value-type="string">
            <text:p>A* or Hierarchical A*. </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Crops Growing</text:p>
          </table:table-cell>
          <table:table-cell table:style-name="ce1" office:value-type="string" calcext:value-type="string">
            <text:p>Grow crops</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6">
          <table:table-cell office:value-type="string" calcext:value-type="string">
            <text:p>Burrows</text:p>
          </table:table-cell>
          <table:table-cell table:style-name="ce1" office:value-type="string" calcext:value-type="string">
            <text:p>Dwarf Fortress burrows/restricted area.</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7">
          <table:table-cell office:value-type="string" calcext:value-type="string">
            <text:p>Region/Map System</text:p>
          </table:table-cell>
          <table:table-cell table:style-name="ce1" office:value-type="string" calcext:value-type="string">
            <text:p>Inspiration: region system from Rimworld. Break the world up into 16 by 16 tile blocks. Instead of updating attributes for every tile</text:p>
            <text:p> every frame, each block will have a flag indicating that the block needs to be updated. Then every tile inside a block is updated. </text:p>
            <text:p>Use this for when to generate new edges for raytracing.</text:p>
            <text:p/>
            <text:p>Have a system that monitors all the tile components and consolidates their attribute into a map singleton that can have meta data.</text:p>
          </table:table-cell>
          <table:table-cell table:content-validation-name="val1" office:value-type="string" calcext:value-type="string">
            <text:p>In Work</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8">
          <table:table-cell office:value-type="string" calcext:value-type="string">
            <text:p>MovementSystem</text:p>
          </table:table-cell>
          <table:table-cell table:style-name="ce1" office:value-type="string" calcext:value-type="string">
            <text:p>"Moveable" component. Should have subclasses for different types of movement that MovementSystem can handle individually.</text:p>
            <text:p>Make sure the Parent moveable class is the signature for Movement system.</text:p>
          </table:table-cell>
          <table:table-cell table:content-validation-name="val1" office:value-type="string" calcext:value-type="string">
            <text:p>Working</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AI: Run for Cover</text:p>
          </table:table-cell>
          <table:table-cell table:style-name="ce1" office:value-type="string" calcext:value-type="string">
            <text:p>An AI Behavior where AI determines a direction + distance from which a threat is and moves to the closest place that puts a collision between them and the threat while not violating some standoff distance from the threat.</text:p>
          </table:table-cell>
          <table:table-cell table:content-validation-name="val1" office:value-type="string" calcext:value-type="string">
            <text:p>Todo</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59"/>
        </table:table-row>
        <table:table-row table:style-name="ro10">
          <table:table-cell office:value-type="string" calcext:value-type="string">
            <text:p>Multithreading</text:p>
          </table:table-cell>
          <table:table-cell table:style-name="ce1" office:value-type="string" calcext:value-type="string">
            <text:p/>
            <text:p>Done: ComponentArrays are mutex locked.</text:p>
            <text:p>Done: ComponentArrays should allow check out of individual components rather than block entire array for one index being checked out. Have a "master" lock for when components are being added/deleted (the indexes themselves are moving around) vs an individual lock for each entry in the array. </text:p>
            <text:p/>
            <text:p>Todo: Actually use more than one thread in game loop</text:p>
          </table:table-cell>
          <table:table-cell table:content-validation-name="val1" office:value-type="string" calcext:value-type="string">
            <text:p>In Work</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Exploration: Forgotten HOPLON</text:p>
          </table:table-cell>
          <table:table-cell table:style-name="ce1" office:value-type="string" calcext:value-type="string">
            <text:p>Have many levels of digging through rubble etc. and hidden caves under the mountain. Eventually find the particle lancer.</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11">
          <table:table-cell office:value-type="string" calcext:value-type="string">
            <text:p>Breeding Animals</text:p>
          </table:table-cell>
          <table:table-cell table:style-name="ce1" office:value-type="string" calcext:value-type="string">
            <text:p>Find Six-Proof animals outside. Breed them into weirder creatures. Inspiraton: Dragon Quest</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12">
          <table:table-cell office:value-type="string" calcext:value-type="string">
            <text:p>The Six</text:p>
          </table:table-cell>
          <table:table-cell table:style-name="ce1" office:value-type="string" calcext:value-type="string">
            <text:p>Every 6 hours, kill everything above ground. For gameplay, make this every month. ~Hour worth of gameplay or twenty minutes. </text:p>
            <text:p>Big alerts and timers! Functional burrowing and pathfinding must be in before this can go in.</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Lighting system</text:p>
          </table:table-cell>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Faction System</text:p>
          </table:table-cell>
          <table:table-cell table:style-name="ce1" office:value-type="string" calcext:value-type="string">
            <text:p>Dwellers have factional preferences. Factions exist based on critical mass of dwellers with a preference. Happiness is combination of personal needs and factional fulfillment. High priority as could be a selling feature, differentiator from DF or Rimworld.</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9">
          <table:table-cell office:value-type="string" calcext:value-type="string">
            <text:p>Multiple sprites per renderable</text:p>
          </table:table-cell>
          <table:table-cell table:style-name="ce1" office:value-type="string" calcext:value-type="string">
            <text:p>For changing orientation, animations, etc. Have "active sprites" - a vector of sprites that is iterated through per configurable time interval. Multiple can be active at a time. "Walking left" "Running left" "using hands" "taking damage"</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Select objects</text:p>
          </table:table-cell>
          <table:table-cell table:style-name="ce1" office:value-type="string" calcext:value-type="string">
            <text:p>Objects can be clicked on. Will display some information depending on context.</text:p>
          </table:table-cell>
          <table:table-cell table:content-validation-name="val1" office:value-type="string" calcext:value-type="string">
            <text:p>Working</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Track which components an entity has</text:p>
          </table:table-cell>
          <table:table-cell table:style-name="ce1" office:value-type="string" calcext:value-type="string">
            <text:p>Need a better solution than checking for each component for each entity</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59"/>
        </table:table-row>
        <table:table-row table:style-name="ro1">
          <table:table-cell office:value-type="string" calcext:value-type="string">
            <text:p>In game menu</text:p>
          </table:table-cell>
          <table:table-cell office:value-type="string" calcext:value-type="string">
            <text:p>Pressing escape brings up menu</text:p>
          </table:table-cell>
          <table:table-cell table:content-validation-name="val1" office:value-type="string" calcext:value-type="string">
            <text:p>Todo</text:p>
          </table:table-cell>
          <table:table-cell office:value-type="float" office:value="1" calcext:value-type="float">
            <text:p>1</text:p>
          </table:table-cell>
          <table:table-cell table:number-columns-repeated="60"/>
        </table:table-row>
        <table:table-row table:style-name="ro1" table:number-rows-repeated="1048552">
          <table:table-cell table:number-columns-repeated="2"/>
          <table:table-cell table:content-validation-name="val1"/>
          <table:table-cell table:number-columns-repeated="61"/>
        </table:table-row>
        <table:table-row table:style-name="ro1">
          <table:table-cell table:number-columns-repeated="2"/>
          <table:table-cell table:content-validation-name="val1"/>
          <table:table-cell table:number-columns-repeated="61"/>
        </table:table-row>
        <table:named-expressions>
          <table:named-range table:name="_xlnm._FilterDatabase" table:base-cell-address="$Sheet1.$A$1" table:cell-range-address="$Sheet1.$A$1:.$E$1"/>
        </table:named-expressions>
        <calcext:conditional-formats>
          <calcext:conditional-format calcext:target-range-address="Sheet1.C1:Sheet1.C1048576">
            <calcext:condition calcext:apply-style-name="ConditionalStyle_6" calcext:value="=&quot;Verification&quot;" calcext:base-cell-address="Sheet1.C1"/>
            <calcext:condition calcext:apply-style-name="ConditionalStyle_7" calcext:value="=&quot;Todo&quot;" calcext:base-cell-address="Sheet1.C1"/>
            <calcext:condition calcext:apply-style-name="ConditionalStyle_8" calcext:value="=&quot;Done&quot;" calcext:base-cell-address="Sheet1.C1"/>
            <calcext:condition calcext:apply-style-name="ConditionalStyle_9" calcext:value="contains-text(&quot;Working&quot;)" calcext:base-cell-address="Sheet1.C1"/>
            <calcext:condition calcext:apply-style-name="ConditionalStyle_10" calcext:value="=&quot;In Work&quot;" calcext:base-cell-address="Sheet1.C1"/>
          </calcext:conditional-format>
          <calcext:conditional-format calcext:target-range-address="Sheet1.D1:Sheet1.D1048576 Sheet1.E1:Sheet1.E1">
            <calcext:color-scale>
              <calcext:color-scale-entry calcext:value="0" calcext:type="minimum" calcext:color="#ff7128"/>
              <calcext:color-scale-entry calcext:value="0" calcext:type="maximum" calcext:color="#ffef9c"/>
            </calcext:color-scale>
          </calcext:conditional-format>
        </calcext:conditional-formats>
      </table:table>
      <table:table table:name="Sheet2" table:style-name="ta2">
        <table:table-column table:style-name="co4" table:number-columns-repeated="64" table:default-cell-style-name="Default"/>
        <table:table-row table:style-name="ro1">
          <table:table-cell office:value-type="string" calcext:value-type="string">
            <text:p>Status</text:p>
          </table:table-cell>
          <table:table-cell table:number-columns-repeated="63"/>
        </table:table-row>
        <table:table-row table:style-name="ro1">
          <table:table-cell office:value-type="string" calcext:value-type="string">
            <text:p>Todo</text:p>
          </table:table-cell>
          <table:table-cell table:number-columns-repeated="63"/>
        </table:table-row>
        <table:table-row table:style-name="ro1">
          <table:table-cell office:value-type="string" calcext:value-type="string">
            <text:p>In Work</text:p>
          </table:table-cell>
          <table:table-cell table:number-columns-repeated="63"/>
        </table:table-row>
        <table:table-row table:style-name="ro1">
          <table:table-cell office:value-type="string" calcext:value-type="string">
            <text:p>Verification</text:p>
          </table:table-cell>
          <table:table-cell table:number-columns-repeated="63"/>
        </table:table-row>
        <table:table-row table:style-name="ro1">
          <table:table-cell office:value-type="string" calcext:value-type="string">
            <text:p>Done</text:p>
          </table:table-cell>
          <table:table-cell table:number-columns-repeated="63"/>
        </table:table-row>
        <table:table-row table:style-name="ro1">
          <table:table-cell office:value-type="string" calcext:value-type="string">
            <text:p>Working</text:p>
          </table:table-cell>
          <table:table-cell table:number-columns-repeated="63"/>
        </table:table-row>
        <table:table-row table:style-name="ro1" table:number-rows-repeated="1048569">
          <table:table-cell table:number-columns-repeated="64"/>
        </table:table-row>
        <table:table-row table:style-name="ro1">
          <table:table-cell table:number-columns-repeated="64"/>
        </table:table-row>
      </table:table>
      <table:named-expressions/>
      <table:database-ranges>
        <table:database-range table:name="__Anonymous_Sheet_DB__0" table:target-range-address="Sheet1.A1:Sheet1.E22"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ccc1da"/>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92d050"/>
    </style:style>
    <style:style style:name="ConditionalStyle_5f_10" style:display-name="ConditionalStyle_10" style:family="table-cell" style:parent-style-name="Default">
      <style:table-cell-properties fo:background-color="#ffff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1">00/00/0000</text:date>, <text:time style:data-style-name="N2" text:time-value="11:25:53.57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1-07-21T16:28:12.971000000</dc:date>
    <meta:generator>LibreOffice/7.1.4.2$Windows_X86_64 LibreOffice_project/a529a4fab45b75fefc5b6226684193eb000654f6</meta:generator>
    <meta:editing-duration>PT7H2M32S</meta:editing-duration>
    <meta:editing-cycles>2</meta:editing-cycles>
    <meta:document-statistic meta:table-count="2" meta:cell-count="119" meta:object-count="0"/>
    <meta:user-defined meta:name="AppVersion">15.0300</meta:user-defined>
  </office:meta>
</office:document-meta>
</file>